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oneering a Path to the Future with JBoss BPM</text:p>
      <text:p text:style-name="Standard">Michel de Blok, Senior Software Engineer, SNS Bank</text:p>
      <text:p text:style-name="Standard">Eric Schabell, JBoss Solution Architect, Red Hat</text:p>
      <text:p text:style-name="Standard"/>
      <text:p text:style-name="Standard">As one of the top four Dutch financial institutions, SNS Bank in the Netherlands made a strategic decision to use technology to empower its customers online by fully automating its service and selling channels. In order to effectively move toward a full-scale straight-through processing (STP) experience, SNS Bank chose to achieve its goals by making use of open source software, service-oriented architecture (SOA), and business process management (BPM). </text:p>
      <text:p text:style-name="Standard"/>
      <text:p text:style-name="Standard">In this session, SNS Bank’s Michel Blok and Red Hat’s Eric Schabell will:</text:p>
      <text:list xml:id="list1295447505" text:style-name="L1">
        <text:list-item>
          <text:p text:style-name="P2">Take attendees through the history of SNS Bank, laying the groundwork for the vision and strategy for choosing JBoss open source solutions.</text:p>
        </text:list-item>
        <text:list-item>
          <text:p text:style-name="P2">Explain the move from a traditional bank to a modern Internet bank providing innovative selling channels.</text:p>
        </text:list-item>
        <text:list-item>
          <text:p text:style-name="P2">Describe the existing architecture, detailing the impact this move has had on existing IT systems and the migration efforts to position open source solutions</text:p>
        </text:list-item>
        <text:list-item>
          <text:p text:style-name="P2">Provide a closer look at the lessons learned along the way, giving insight into a working open source STP BPM solution that is cost effective, reliable, flexible, and tailored to evolve with SNS Bank into the future.</text:p>
        </text:list-item>
      </text:list>
      <text:p text:style-name="Standard"/>
      <text:p text:style-name="Standard">Technical Difficulty: 3 / 5</text:p>
      <text:p text:style-name="Standard"/>
      <text:p text:style-name="Standard"/>
      <text:p text:style-name="Standard">TODO:</text:p>
      <text:p text:style-name="Standard"/>
      <text:list xml:id="list1988012778" text:style-name="L2">
        <text:list-item>
          <text:p text:style-name="P3">3x slide STP example story (erics)</text:p>
        </text:list-item>
        <text:list-item>
          <text:p text:style-name="P3">best practices == service processes (michel)</text:p>
        </text:list-item>
        <text:list-item>
          <text:p text:style-name="P3">expand on recent BPM projects (michel)</text:p>
        </text:list-item>
        <text:list-item>
          <text:p text:style-name="P3">forrester details (miche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igh Blaylock</meta:initial-creator>
    <meta:creation-date>2011-03-08T11:35:52</meta:creation-date>
    <dc:date>2011-03-28T13:57:02</dc:date>
    <dc:creator>Eric Schabell</dc:creator>
    <meta:editing-duration>PT34M8S</meta:editing-duration>
    <meta:editing-cycles>10</meta:editing-cycles>
    <meta:generator>OpenOffice.org/3.3$Linux OpenOffice.org_project/330m20$Build-9567</meta:generator>
    <meta:document-statistic meta:table-count="0" meta:image-count="0" meta:object-count="0" meta:page-count="1" meta:paragraph-count="15" meta:word-count="239" meta:character-count="1473"/>
  </office:meta>
</office:document-meta>
</file>